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111111" draw:marker-start-width="0.252cm" draw:marker-end-width="0.252cm" draw:fill="none" draw:textarea-horizontal-align="justify" draw:textarea-vertical-align="middle" draw:auto-grow-height="false" fo:min-height="2.036cm" fo:min-width="1.786cm" fo:padding-top="0.142cm" fo:padding-bottom="0.142cm" fo:padding-left="0.267cm" fo:padding-right="0.26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35cm" svg:stroke-color="#111111" draw:marker-start-width="0.252cm" draw:marker-end-width="0.252cm" draw:fill="none" draw:textarea-horizontal-align="justify" draw:textarea-vertical-align="middle" draw:auto-grow-height="false" fo:min-height="2.002cm" fo:min-width="1.752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.258cm" fo:min-width="1.78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.224cm" fo:min-width="1.752cm" fo:padding-top="0.142cm" fo:padding-bottom="0.142cm" fo:padding-left="0.267cm" fo:padding-right="0.267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2.286cm" svg:height="2.286cm" svg:x="3.81cm" svg:y="3.81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953cm" svg:y1="6.096cm" svg:x2="5.001cm" svg:y2="7.499cm" draw:start-shape="id1" draw:start-glue-point="2" svg:d="M4953 6096v961h48v442" svg:viewBox="0 0 49 1404">
          <text:p/>
        </draw:connector>
        <draw:line draw:style-name="gr3" draw:text-style-name="P1" draw:layer="layout" svg:x1="10.414cm" svg:y1="1.778cm" svg:x2="10.414cm" svg:y2="8.636cm">
          <text:p/>
        </draw:line>
        <draw:custom-shape draw:style-name="gr4" draw:text-style-name="P1" xml:id="id2" draw:id="id2" draw:layer="layout" svg:width="2.286cm" svg:height="2.286cm" svg:x="11.097cm" svg:y="3.81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24cm" svg:y1="6.096cm" svg:x2="12.268cm" svg:y2="7.532cm" draw:start-shape="id2" draw:start-glue-point="2" svg:d="M12240 6096v977h28v459" svg:viewBox="0 0 29 1437">
          <text:p/>
        </draw:connector>
        <draw:custom-shape draw:style-name="gr4" draw:text-style-name="P1" xml:id="id3" draw:id="id3" draw:layer="layout" svg:width="2.286cm" svg:height="2.286cm" svg:x="14.859cm" svg:y="3.81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6.002cm" svg:y1="6.096cm" svg:x2="16.05cm" svg:y2="7.499cm" draw:start-shape="id3" draw:start-glue-point="2" svg:d="M16002 6096v961h48v442" svg:viewBox="0 0 49 1404">
          <text:p/>
        </draw:connector>
        <draw:line draw:style-name="gr3" draw:text-style-name="P1" draw:layer="layout" svg:x1="14.224cm" svg:y1="1.778cm" svg:x2="14.224cm" svg:y2="8.636cm">
          <text:p/>
        </draw:line>
        <draw:frame draw:style-name="gr5" draw:text-style-name="P2" draw:layer="layout" svg:width="1.065cm" svg:height="0.962cm" svg:x="2.794cm" svg:y="1.832cm">
          <draw:text-box>
            <text:p>a)</text:p>
          </draw:text-box>
        </draw:frame>
        <draw:frame draw:style-name="gr5" draw:text-style-name="P2" draw:layer="layout" svg:width="1.065cm" svg:height="0.962cm" svg:x="14.429cm" svg:y="1.778cm">
          <draw:text-box>
            <text:p>c)</text:p>
          </draw:text-box>
        </draw:frame>
        <draw:frame draw:style-name="gr5" draw:text-style-name="P2" draw:layer="layout" svg:width="1.065cm" svg:height="0.962cm" svg:x="10.668cm" svg:y="1.778cm">
          <draw:text-box>
            <text:p>b)</text:p>
          </draw:text-box>
        </draw:frame>
        <draw:line draw:style-name="gr3" draw:text-style-name="P1" draw:layer="layout" svg:x1="17.78cm" svg:y1="1.778cm" svg:x2="17.78cm" svg:y2="8.636cm">
          <text:p/>
        </draw:line>
        <draw:frame draw:style-name="gr5" draw:text-style-name="P2" draw:layer="layout" svg:width="1.065cm" svg:height="0.962cm" svg:x="17.985cm" svg:y="1.778cm">
          <draw:text-box>
            <text:p>d)</text:p>
          </draw:text-box>
        </draw:frame>
        <draw:custom-shape draw:style-name="gr4" draw:text-style-name="P1" xml:id="id4" draw:id="id4" draw:layer="layout" svg:width="2.286cm" svg:height="2.286cm" svg:x="18.415cm" svg:y="3.81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9.558cm" svg:y1="6.096cm" svg:x2="19.606cm" svg:y2="7.499cm" draw:start-shape="id4" draw:start-glue-point="2" svg:d="M19558 6096v961h48v442" svg:viewBox="0 0 49 1404">
          <text:p/>
        </draw:connector>
        <draw:line draw:style-name="gr3" draw:text-style-name="P1" draw:layer="layout" svg:x1="21.336cm" svg:y1="1.778cm" svg:x2="21.336cm" svg:y2="8.636cm">
          <text:p/>
        </draw:line>
        <draw:frame draw:style-name="gr5" draw:text-style-name="P2" draw:layer="layout" svg:width="1.065cm" svg:height="0.962cm" svg:x="21.541cm" svg:y="1.778cm">
          <draw:text-box>
            <text:p>e)</text:p>
          </draw:text-box>
        </draw:frame>
        <draw:custom-shape draw:style-name="gr4" draw:text-style-name="P1" xml:id="id5" draw:id="id5" draw:layer="layout" svg:width="2.286cm" svg:height="2.286cm" svg:x="22.098cm" svg:y="3.81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3.241cm" svg:y1="6.096cm" svg:x2="23.289cm" svg:y2="7.499cm" draw:start-shape="id5" draw:start-glue-point="2" svg:d="M23241 6096v961h48v442" svg:viewBox="0 0 49 1404">
          <text:p/>
        </draw:connector>
        <draw:custom-shape draw:style-name="gr4" draw:text-style-name="P1" draw:layer="layout" svg:width="2.286cm" svg:height="2.286cm" svg:x="7.62cm" svg:y="3.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62cm" svg:y1="6.096cm" svg:x2="6.096cm" svg:y2="6.096cm">
          <text:p/>
        </draw:line>
        <draw:line draw:style-name="gr2" draw:text-style-name="P1" draw:layer="layout" svg:x1="6.096cm" svg:y1="5.588cm" svg:x2="7.62cm" svg:y2="3.81cm">
          <text:p/>
        </draw:line>
        <draw:custom-shape draw:style-name="gr6" draw:text-style-name="P3" draw:layer="layout" svg:width="2.286cm" svg:height="0.508cm" svg:x="22.098cm" svg:y="4.8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286cm" svg:height="0.508cm" svg:x="18.415cm" svg:y="5.5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286cm" svg:height="0.508cm" svg:x="11.097cm" svg:y="5.5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286cm" svg:height="0.508cm" svg:x="7.62cm" svg:y="5.5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286cm" svg:height="0.508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286cm" svg:height="0.508cm" svg:x="14.859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0.84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3.6cm" svg:x="1cm" svg:y="4.12cm"/>
      <draw:page-thumbnail draw:layer="backgroundobjects" svg:width="9.294cm" svg:height="3.6cm" svg:x="1cm" svg:y="12.168cm"/>
      <draw:page-thumbnail draw:layer="backgroundobjects" svg:width="9.294cm" svg:height="3.6cm" svg:x="1cm" svg:y="20.216cm"/>
      <draw:page-thumbnail draw:layer="backgroundobjects" svg:width="9.294cm" svg:height="3.6cm" svg:x="11.295cm" svg:y="4.12cm"/>
      <draw:page-thumbnail draw:layer="backgroundobjects" svg:width="9.294cm" svg:height="3.6cm" svg:x="11.295cm" svg:y="12.168cm"/>
      <draw:page-thumbnail draw:layer="backgroundobjects" svg:width="9.294cm" svg:height="3.6cm" svg:x="11.295cm" svg:y="20.216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0:47:48.376890615</meta:creation-date>
    <dc:date>2016-10-21T10:57:44.147705956</dc:date>
    <meta:editing-duration>PT29S</meta:editing-duration>
    <meta:editing-cycles>2</meta:editing-cycles>
    <meta:generator>LibreOffice/4.4.6.3$Linux_X86_64 LibreOffice_project/40m0$Build-3</meta:generator>
    <meta:document-statistic meta:object-count="51"/>
  </office:meta>
</office:document-meta>
</file>